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text-align="center"/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paragraph-properties fo:text-align="center"/>
      <style:text-properties style:font-name="Arial" style:font-name-complex="Arial"/>
    </style:style>
    <style:style style:name="P28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29" style:parent-style-name="Standard" style:family="paragraph">
      <style:paragraph-properties fo:text-align="center"/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P79" style:parent-style-name="Standard" style:family="paragraph">
      <style:text-properties style:font-name="Arial" style:font-name-complex="Arial"/>
    </style:style>
    <style:style style:name="P80" style:parent-style-name="Standard" style:family="paragraph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P85" style:parent-style-name="Standard" style:family="paragraph">
      <style:text-properties style:font-name="Arial" style:font-name-complex="Arial"/>
    </style:style>
    <style:style style:name="P86" style:parent-style-name="Standard" style:family="paragraph">
      <style:text-properties style:font-name="Arial" style:font-name-complex="Arial"/>
    </style:style>
    <style:style style:name="P87" style:parent-style-name="Standard" style:family="paragraph"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Standard" style:family="paragraph">
      <style:text-properties style:font-name="Arial" style:font-name-complex="Arial"/>
    </style:style>
    <style:style style:name="P91" style:parent-style-name="Standard" style:family="paragraph">
      <style:text-properties style:font-name="Arial" style:font-name-complex="Arial"/>
    </style:style>
    <style:style style:name="P92" style:parent-style-name="Standard" style:family="paragraph">
      <style:text-properties style:font-name="Arial" style:font-name-complex="Arial"/>
    </style:style>
    <style:style style:name="P93" style:parent-style-name="Standard" style:family="paragraph">
      <style:text-properties style:font-name="Arial" style:font-name-complex="Arial"/>
    </style:style>
    <style:style style:name="P94" style:parent-style-name="Standard" style:family="paragraph">
      <style:text-properties style:font-name="Arial" style:font-name-complex="Arial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/>
    </style:style>
    <style:style style:name="P97" style:parent-style-name="Standard" style:family="paragraph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P107" style:parent-style-name="Standard" style:family="paragraph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P125" style:parent-style-name="Standard" style:family="paragraph">
      <style:text-properties style:font-name="Arial" style:font-name-complex="Arial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P136" style:parent-style-name="Standard" style:family="paragraph">
      <style:text-properties style:font-name="Arial" style:font-name-complex="Arial"/>
    </style:style>
    <style:style style:name="P137" style:parent-style-name="Standard" style:family="paragraph">
      <style:text-properties style:font-name="Arial" style:font-name-complex="Arial"/>
    </style:style>
    <style:style style:name="P138" style:parent-style-name="Standard" style:family="paragraph"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/>
    </style:style>
    <style:style style:name="P140" style:parent-style-name="Standard" style:family="paragraph">
      <style:text-properties style:font-name="Arial" style:font-name-complex="Arial"/>
    </style:style>
    <style:style style:name="P141" style:parent-style-name="Standard" style:family="paragraph">
      <style:text-properties style:font-name="Arial" style:font-name-complex="Arial"/>
    </style:style>
    <style:style style:name="P142" style:parent-style-name="Standard" style:family="paragraph">
      <style:text-properties style:font-name="Arial" style:font-name-complex="Arial"/>
    </style:style>
    <style:style style:name="P143" style:parent-style-name="Standard" style:family="paragraph">
      <style:text-properties style:font-name="Arial" style:font-name-complex="Arial"/>
    </style:style>
    <style:style style:name="P144" style:parent-style-name="Standard" style:family="paragraph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P148" style:parent-style-name="Standard" style:family="paragraph">
      <style:text-properties style:font-name="Arial" style:font-name-complex="Arial"/>
    </style:style>
    <style:style style:name="P149" style:parent-style-name="Standard" style:family="paragraph">
      <style:text-properties style:font-name="Arial" style:font-name-complex="Arial"/>
    </style:style>
    <style:style style:name="P150" style:parent-style-name="Standard" style:family="paragraph">
      <style:text-properties style:font-name="Arial" style:font-name-complex="Arial"/>
    </style:style>
    <style:style style:name="P151" style:parent-style-name="Standard" style:family="paragraph">
      <style:text-properties style:font-name="Arial" style:font-name-complex="Arial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>
      <style:text-properties style:font-name="Arial" style:font-name-complex="Arial"/>
    </style:style>
    <style:style style:name="P171" style:parent-style-name="Standard" style:family="paragraph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>
      <style:text-properties style:font-name="Arial" style:font-name-complex="Arial"/>
    </style:style>
    <style:style style:name="P175" style:parent-style-name="Standard" style:family="paragraph">
      <style:text-properties style:font-name="Arial" style:font-name-complex="Arial"/>
    </style:style>
    <style:style style:name="P176" style:parent-style-name="Standard" style:family="paragraph">
      <style:text-properties style:font-name="Arial" style:font-name-complex="Arial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>
      <style:text-properties style:font-name="Arial" style:font-name-complex="Arial"/>
    </style:style>
    <style:style style:name="P182" style:parent-style-name="Standard" style:family="paragraph">
      <style:text-properties style:font-name="Arial" style:font-name-complex="Arial"/>
    </style:style>
    <style:style style:name="P183" style:parent-style-name="Standard" style:family="paragraph">
      <style:text-properties style:font-name="Arial" style:font-name-complex="Arial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P192" style:parent-style-name="Standard" style:family="paragraph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P194" style:parent-style-name="Standard" style:family="paragraph">
      <style:text-properties style:font-name="Arial" style:font-name-complex="Arial"/>
    </style:style>
    <style:style style:name="P195" style:parent-style-name="Standard" style:family="paragraph">
      <style:text-properties style:font-name="Arial" style:font-name-complex="Arial"/>
    </style:style>
    <style:style style:name="P196" style:parent-style-name="Standard" style:family="paragraph">
      <style:text-properties style:font-name="Arial" style:font-name-complex="Arial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202" style:parent-style-name="Standard" style:family="paragraph">
      <style:paragraph-properties fo:text-align="center"/>
      <style:text-properties style:font-name="Arial" style:font-name-complex="Arial"/>
    </style:style>
    <style:style style:name="P203" style:parent-style-name="PlainText" style:family="paragraph">
      <style:text-properties style:font-name="Courier New" style:font-name-complex="Courier New"/>
    </style:style>
    <style:style style:name="P204" style:parent-style-name="PlainText" style:family="paragraph">
      <style:text-properties style:font-name="Courier New" style:font-name-complex="Courier New"/>
    </style:style>
    <style:style style:name="P205" style:parent-style-name="PlainText" style:family="paragraph">
      <style:text-properties style:font-name="Courier New" style:font-name-complex="Courier New"/>
    </style:style>
    <style:style style:name="P206" style:parent-style-name="PlainText" style:family="paragraph">
      <style:text-properties style:font-name="Courier New" style:font-name-complex="Courier New"/>
    </style:style>
    <style:style style:name="P207" style:parent-style-name="PlainText" style:family="paragraph">
      <style:text-properties style:font-name="Courier New" style:font-name-complex="Courier New"/>
    </style:style>
    <style:style style:name="P208" style:parent-style-name="PlainText" style:family="paragraph">
      <style:text-properties style:font-name="Courier New" style:font-name-complex="Courier New"/>
    </style:style>
    <style:style style:name="P209" style:parent-style-name="PlainText" style:family="paragraph">
      <style:text-properties style:font-name="Courier New" style:font-name-complex="Courier New"/>
    </style:style>
    <style:style style:name="P210" style:parent-style-name="PlainText" style:family="paragraph">
      <style:text-properties style:font-name="Courier New" style:font-name-complex="Courier New"/>
    </style:style>
    <style:style style:name="P211" style:parent-style-name="PlainText" style:family="paragraph">
      <style:text-properties style:font-name="Courier New" style:font-name-complex="Courier New"/>
    </style:style>
    <style:style style:name="P212" style:parent-style-name="PlainText" style:family="paragraph">
      <style:text-properties style:font-name="Courier New" style:font-name-complex="Courier New"/>
    </style:style>
    <style:style style:name="P213" style:parent-style-name="PlainText" style:family="paragraph">
      <style:text-properties style:font-name="Courier New" style:font-name-complex="Courier New"/>
    </style:style>
    <style:style style:name="P214" style:parent-style-name="PlainText" style:family="paragraph">
      <style:text-properties style:font-name="Courier New" style:font-name-complex="Courier New"/>
    </style:style>
    <style:style style:name="P215" style:parent-style-name="PlainText" style:family="paragraph">
      <style:text-properties style:font-name="Courier New" style:font-name-complex="Courier New"/>
    </style:style>
    <style:style style:name="P216" style:parent-style-name="PlainText" style:family="paragraph">
      <style:text-properties style:font-name="Courier New" style:font-name-complex="Courier New"/>
    </style:style>
    <style:style style:name="P217" style:parent-style-name="PlainText" style:family="paragraph">
      <style:text-properties style:font-name="Courier New" style:font-name-complex="Courier New"/>
    </style:style>
    <style:style style:name="P218" style:parent-style-name="PlainText" style:family="paragraph">
      <style:text-properties style:font-name="Courier New" style:font-name-complex="Courier New"/>
    </style:style>
    <style:style style:name="P219" style:parent-style-name="PlainText" style:family="paragraph">
      <style:text-properties style:font-name="Courier New" style:font-name-complex="Courier New"/>
    </style:style>
    <style:style style:name="P220" style:parent-style-name="PlainText" style:family="paragraph">
      <style:text-properties style:font-name="Courier New" style:font-name-complex="Courier New"/>
    </style:style>
    <style:style style:name="P221" style:parent-style-name="PlainText" style:family="paragraph">
      <style:text-properties style:font-name="Courier New" style:font-name-complex="Courier New"/>
    </style:style>
    <style:style style:name="P222" style:parent-style-name="PlainText" style:family="paragraph">
      <style:text-properties style:font-name="Courier New" style:font-name-complex="Courier New"/>
    </style:style>
    <style:style style:name="P223" style:parent-style-name="PlainText" style:family="paragraph">
      <style:text-properties style:font-name="Courier New" style:font-name-complex="Courier New"/>
    </style:style>
    <style:style style:name="P224" style:parent-style-name="PlainText" style:family="paragraph">
      <style:text-properties style:font-name="Courier New" style:font-name-complex="Courier New"/>
    </style:style>
    <style:style style:name="P225" style:parent-style-name="PlainText" style:family="paragraph">
      <style:text-properties style:font-name="Courier New" style:font-name-complex="Courier New"/>
    </style:style>
    <style:style style:name="P226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227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228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P229" style:parent-style-name="Standard" style:family="paragraph">
      <style:text-properties style:font-name="Arial" style:font-name-complex="Arial"/>
    </style:style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Arial" style:font-name-complex="Arial"/>
    </style:style>
    <style:style style:name="T232" style:parent-style-name="DefaultParagraphFont" style:family="text">
      <style:text-properties style:font-name="Arial" style:font-name-complex="Arial"/>
    </style:style>
    <style:style style:name="T233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Option “D” Results</text:p>
      <text:p text:style-name="P2"/>
      <text:p text:style-name="P3">stian@stian-laptop ~/Dropbox/SHSU/SpecialTopics/Labs/Lab1 $ cat envScript.sh</text:p>
      <text:p text:style-name="P4">#!/bin/bash</text:p>
      <text:p text:style-name="P5">#The first line, 'shebang #!', indicates to use the bash shell</text:p>
      <text:p text:style-name="P6"># means<text:s/>comment</text:p>
      <text:p text:style-name="P7"/>
      <text:p text:style-name="P8">echo "Welcome to COSC2327 executing on $HOSTNAME running $OSTYPE."</text:p>
      <text:p text:style-name="P9">echo "Your user id is $USER in home directory $HOME."</text:p>
      <text:p text:style-name="P10">echo "Your system is executing vesion $BASH_VERSION."</text:p>
      <text:p text:style-name="P11">echo "Your current path is $PATH, present working directory is $PWD."</text:p>
      <text:p text:style-name="P12">echo "Your previous working directory was $OLDPWD."</text:p>
      <text:p text:style-name="P13">echo "The previous ID of the interpreter $PPID."</text:p>
      <text:p text:style-name="P14">sleep 2</text:p>
      <text:p text:style-name="P15">echo "After a 2 second nap, you have been running $SECONDS seconds."</text:p>
      <text:p text:style-name="P16">exit</text:p>
      <text:p text:style-name="P17"/>
      <text:p text:style-name="P18">stian@stian-laptop ~/Dropbox/SHSU/SpecialTopics/Labs/Lab1 $./envScript.sh</text:p>
      <text:p text:style-name="P19">Welcome to COSC2327 executing on stian-laptop running linux-gnu.</text:p>
      <text:p text:style-name="P20">Your user id is stian in home directory /home/stian.</text:p>
      <text:p text:style-name="P21">Your system is executing vesion 4.3.46(1)-release.</text:p>
      <text:p text:style-name="P22">Your current path is<text:s/>/home/stian/bin:/home/stian/.local/bin:/usr/local/sbin:/usr/local/bin:/usr/sbin:/usr/bin:/sbin:/bin:/usr/games:/usr/local/games, present working directory is /home/stian/Dropbox/SHSU/SpecialTopics/Labs/Lab1.</text:p>
      <text:p text:style-name="P23">Your previous working directory was .</text:p>
      <text:p text:style-name="P24">The previous ID of the interpreter 2567.</text:p>
      <text:p text:style-name="P25">After a 2 second nap, you have been running 2 seconds.</text:p>
      <text:p text:style-name="P26"/>
      <text:p text:style-name="P27"/>
      <text:p text:style-name="P28">Option “B” Code</text:p>
      <text:p text:style-name="P29"/>
      <text:p text:style-name="P30">#include &lt;stdio.h&gt;</text:p>
      <text:p text:style-name="P31">#include &lt;stdlib.h&gt;</text:p>
      <text:p text:style-name="P32">#include &lt;ctype.h&gt;</text:p>
      <text:p text:style-name="P33">#include &lt;time.h&gt;</text:p>
      <text:p text:style-name="P34">#include &lt;locale.h&gt;</text:p>
      <text:p text:style-name="P35"/>
      <text:p text:style-name="P36">//Initialize functions</text:p>
      <text:p text:style-name="P37">void FormatAmmount(char* str, float val);</text:p>
      <text:p text:style-name="P38">float CalculateTax(float p_ytd, float p_gross);</text:p>
      <text:p text:style-name="P39"/>
      <text:p text:style-name="P40"/>
      <text:p text:style-name="P41">int main()</text:p>
      <text:p text:style-name="P42">{</text:p>
      <text:p text:style-name="P43"><text:s text:c="4"/>//initialize variables</text:p>
      <text:p text:style-name="P44"><text:s text:c="4"/>const int colWidth = 8, colWidth2 = 12;</text:p>
      <text:p text:style-name="P45"><text:s text:c="4"/>int sentinel = -1, answer = 0, lineNum = 1;</text:p>
      <text:p text:style-name="P46"><text:s text:c="4"/>char response;</text:p>
      <text:soft-page-break/>
      <text:p text:style-name="P47"><text:s text:c="4"/>float totalGross = 0, totalTax = 0;</text:p>
      <text:p text:style-name="P48"/>
      <text:p text:style-name="P49"><text:s text:c="4"/>FILE *outFile;</text:p>
      <text:p text:style-name="P50"><text:s text:c="4"/>char outFileName[21];</text:p>
      <text:p text:style-name="P51"/>
      <text:p text:style-name="P52"><text:s text:c="4"/>//prompt user for output file</text:p>
      <text:p text:style-name="P53"><text:s text:c="4"/>printf("Enter output file name: ");</text:p>
      <text:p text:style-name="P54"><text:s text:c="4"/>scanf("%s", outFileName);</text:p>
      <text:p text:style-name="P55"><text:s text:c="4"/></text:p>
      <text:p text:style-name="P56"><text:s text:c="4"/>//check if file already exists and asks for user authorizations</text:p>
      <text:p text:style-name="P57"><text:s text:c="4"/>if((outFile =<text:s/>fopen(outFileName, "r")) != NULL)</text:p>
      <text:p text:style-name="P58"><text:s text:c="4"/>{</text:p>
      <text:p text:style-name="P59"><text:s text:c="8"/>printf("A file by that name already exists.\n");</text:p>
      <text:p text:style-name="P60"><text:s text:c="8"/>do</text:p>
      <text:p text:style-name="P61"><text:s text:c="8"/>{</text:p>
      <text:p text:style-name="P62"><text:s text:c="12"/>printf("Do you wish to override? [y/n]: ");</text:p>
      <text:p text:style-name="P63"><text:s text:c="12"/>scanf(" %c", &amp;response);</text:p>
      <text:p text:style-name="P64"><text:s text:c="8"/>}</text:p>
      <text:p text:style-name="P65"><text:s text:c="8"/>while(toupper(response) !=<text:s/>'N' &amp;&amp; toupper(response) != 'Y');</text:p>
      <text:p text:style-name="P66"><text:s text:c="8"/></text:p>
      <text:p text:style-name="P67"><text:s text:c="8"/>if(toupper(response) == 'N')</text:p>
      <text:p text:style-name="P68"><text:s text:c="8"/>{</text:p>
      <text:p text:style-name="P69"><text:s text:c="12"/>printf("Exiting Program!\n");</text:p>
      <text:p text:style-name="P70"><text:s text:c="12"/>exit(1);</text:p>
      <text:p text:style-name="P71"><text:s text:c="8"/>}</text:p>
      <text:p text:style-name="P72"><text:s text:c="4"/>}</text:p>
      <text:p text:style-name="P73"/>
      <text:p text:style-name="P74"><text:s text:c="4"/>//creates output file if it doesnt exist, or overwrite</text:p>
      <text:p text:style-name="P75"><text:s text:c="4"/>outFile = fopen(outFileName, "w");</text:p>
      <text:p text:style-name="P76"><text:s text:c="4"/>if (outFile == NULL)</text:p>
      <text:p text:style-name="P77"><text:s text:c="4"/>{</text:p>
      <text:p text:style-name="P78"><text:s text:c="8"/>printf("File could not be created.\n");</text:p>
      <text:p text:style-name="P79"><text:s text:c="8"/>printf("Exiting Program!\n");</text:p>
      <text:p text:style-name="P80"><text:s text:c="8"/>exit(1);</text:p>
      <text:p text:style-name="P81"><text:s text:c="4"/>}</text:p>
      <text:p text:style-name="P82"/>
      <text:p text:style-name="P83"><text:s text:c="4"/>//Create Cover Page</text:p>
      <text:p text:style-name="P84"><text:s text:c="4"/>fprintf(outFile, "\n\n\n%46s\n\n", "Lab 1 Option A");</text:p>
      <text:p text:style-name="P85"><text:s text:c="4"/>fprintf(outFile,<text:s/>"%47s\n\n", "Christiaan Cronje");</text:p>
      <text:p text:style-name="P86"><text:s text:c="4"/>fprintf(outFile, "%48s\n\n", "Due: March 3, 2017");</text:p>
      <text:p text:style-name="P87"><text:s text:c="4"/>fprintf(outFile, "%53s\n\n", "Submitted: February 17, 2017");</text:p>
      <text:p text:style-name="P88"/>
      <text:p text:style-name="P89"><text:s text:c="4"/>//Page Break</text:p>
      <text:p text:style-name="P90"><text:s text:c="4"/>fprintf(outFile, "\f");</text:p>
      <text:p text:style-name="P91"/>
      <text:p text:style-name="P92"><text:s text:c="4"/>//Second Page Headers</text:p>
      <text:p text:style-name="P93"><text:s text:c="4"/>fprintf(outFile, "%34s", "SOME COMPANY");</text:p>
      <text:p text:style-name="P94"><text:s text:c="4"/>time_t t = time(NULL);</text:p>
      <text:p text:style-name="P95"><text:s text:c="4"/>struct tm tm = *localtime(&amp;t);</text:p>
      <text:soft-page-break/>
      <text:p text:style-name="P96"><text:s text:c="4"/>fprintf(outFile, "%20d/%d/%d\n\n", tm.tm_mon + 1, tm.tm_mday, tm.tm_year + 1900);</text:p>
      <text:p text:style-name="P97"/>
      <text:p text:style-name="P98"><text:s text:c="4"/>fprintf(outFile, "Line No.");</text:p>
      <text:p text:style-name="P99"><text:s text:c="4"/>fprintf(outFile, "%1s", "");</text:p>
      <text:p text:style-name="P100"><text:s text:c="4"/>fprintf(outFile,<text:s/>"%4s", "Emp No.");</text:p>
      <text:p text:style-name="P101"><text:s text:c="4"/>fprintf(outFile, "%2s", "");</text:p>
      <text:p text:style-name="P102"><text:s text:c="4"/>fprintf(outFile, "%-*s", colWidth, "Given");</text:p>
      <text:p text:style-name="P103"><text:s text:c="4"/>fprintf(outFile, "%-*s", colWidth, "Surname");</text:p>
      <text:p text:style-name="P104"><text:s text:c="4"/>fprintf(outFile, "%-*s", colWidth2, "YTD");</text:p>
      <text:p text:style-name="P105"><text:s text:c="4"/>fprintf(outFile, "%-*s", colWidth2, "Gross");</text:p>
      <text:p text:style-name="P106"><text:s text:c="4"/>fprintf(outFile, "%-*s\n\n", colWidth2, "FICA Tax");</text:p>
      <text:p text:style-name="P107"><text:s text:c="8"/></text:p>
      <text:p text:style-name="P108"><text:s text:c="4"/>do</text:p>
      <text:p text:style-name="P109"><text:s text:c="4"/>{</text:p>
      <text:p text:style-name="P110"><text:s text:c="8"/>char fName[colWidth+1], lName[colWidth+1];</text:p>
      <text:p text:style-name="P111"><text:s text:c="8"/>int empNum;</text:p>
      <text:p text:style-name="P112"><text:s text:c="8"/>float ytd = 0, gross = 0, tax = 0;</text:p>
      <text:p text:style-name="P113"><text:s text:c="8"/></text:p>
      <text:p text:style-name="P114"><text:s text:c="8"/>//prompt user for employee information</text:p>
      <text:p text:style-name="P115"><text:s text:c="8"/>printf("Please enter employee First and Last Name: ");</text:p>
      <text:p text:style-name="P116"><text:s text:c="8"/>scanf("%s", fName);</text:p>
      <text:p text:style-name="P117"><text:s text:c="8"/>scanf("%s", lName);</text:p>
      <text:p text:style-name="P118"><text:s text:c="8"/>printf("Please enter Employee Number: ");</text:p>
      <text:p text:style-name="P119"><text:s text:c="8"/>scanf("%d", &amp;empNum);</text:p>
      <text:p text:style-name="P120"><text:s text:c="8"/>printf("Please enter Employee YTD: ");</text:p>
      <text:p text:style-name="P121"><text:s text:c="8"/>scanf("%f", &amp;ytd);</text:p>
      <text:p text:style-name="P122"><text:s text:c="8"/>printf("Please enter Employee Gross Income: ");</text:p>
      <text:p text:style-name="P123"><text:s text:c="8"/>scanf("%f", &amp;gross);</text:p>
      <text:p text:style-name="P124"/>
      <text:p text:style-name="P125"><text:s text:c="8"/>//calculate tax</text:p>
      <text:p text:style-name="P126"><text:s text:c="8"/>tax = CalculateTax(ytd, gross);</text:p>
      <text:p text:style-name="P127"><text:s text:c="8"/>//accumulate totals</text:p>
      <text:p text:style-name="P128"><text:s text:c="8"/>totalGross += gross;</text:p>
      <text:p text:style-name="P129"><text:s text:c="8"/>totalTax += tax;</text:p>
      <text:p text:style-name="P130"/>
      <text:p text:style-name="P131"><text:s text:c="8"/>//create formatted currency strings</text:p>
      <text:p text:style-name="P132"><text:s text:c="8"/>char ytd_string[colWidth+1];</text:p>
      <text:p text:style-name="P133"><text:s text:c="8"/>FormatAmmount(ytd_string, ytd);</text:p>
      <text:p text:style-name="P134"><text:s text:c="8"/>char gross_string[colWidth+1];</text:p>
      <text:p text:style-name="P135"><text:s text:c="8"/>FormatAmmount(gross_string,gross);</text:p>
      <text:p text:style-name="P136"><text:s text:c="8"/>char tax_string[colWidth+1];</text:p>
      <text:p text:style-name="P137"><text:s text:c="8"/>FormatAmmount(tax_string, tax);</text:p>
      <text:p text:style-name="P138"><text:s text:c="8"/></text:p>
      <text:p text:style-name="P139"><text:s text:c="8"/>//write the enployee info to file</text:p>
      <text:p text:style-name="P140"><text:s text:c="8"/>fprintf(outFile, "%-4d", lineNum);</text:p>
      <text:p text:style-name="P141"><text:s text:c="8"/>fprintf(outFile, "%6s", "");</text:p>
      <text:p text:style-name="P142"><text:s text:c="8"/>fprintf(outFile, "%6d", empNum);</text:p>
      <text:p text:style-name="P143"><text:s text:c="8"/>fprintf(outFile, "%2s", "");</text:p>
      <text:p text:style-name="P144"><text:s text:c="8"/>fprintf(outFile, "%-*s", colWidth, fName);</text:p>
      <text:soft-page-break/>
      <text:p text:style-name="P145"><text:s text:c="8"/>fprintf(outFile, "%-*s", colWidth, lName);</text:p>
      <text:p text:style-name="P146"><text:s text:c="8"/>fprintf(outFile, "%*s", colWidth2, ytd_string);</text:p>
      <text:p text:style-name="P147"><text:s text:c="8"/>fprintf(outFile, "%*s", colWidth2, gross_string);</text:p>
      <text:p text:style-name="P148"><text:s text:c="8"/>fprintf(outFile, "%*s\n", colWidth2, tax_string);</text:p>
      <text:p text:style-name="P149"><text:s text:c="8"/>lineNum++;</text:p>
      <text:p text:style-name="P150"><text:s text:c="8"/></text:p>
      <text:p text:style-name="P151"><text:s text:c="8"/>//promt to repeat</text:p>
      <text:p text:style-name="P152"><text:s text:c="8"/>printf("Enter another employee? [y/n]: ");</text:p>
      <text:p text:style-name="P153"><text:s text:c="8"/>scanf(" %c", &amp;response);</text:p>
      <text:p text:style-name="P154"><text:s text:c="8"/>if(toupper(response) == 'N')</text:p>
      <text:p text:style-name="P155"><text:s text:c="8"/>{</text:p>
      <text:p text:style-name="P156"><text:s text:c="12"/>answer = -1;</text:p>
      <text:p text:style-name="P157"><text:s text:c="8"/>}</text:p>
      <text:p text:style-name="P158"><text:s text:c="4"/>}while(sentinel != answer);<text:s/>//repeat if needed</text:p>
      <text:p text:style-name="P159"/>
      <text:p text:style-name="P160"><text:s text:c="4"/>//Format total ammounts</text:p>
      <text:p text:style-name="P161"><text:s text:c="4"/>char tTax_string[21], tGross_string[21];</text:p>
      <text:p text:style-name="P162"><text:s text:c="4"/>FormatAmmount(tTax_string, totalTax);</text:p>
      <text:p text:style-name="P163"><text:s text:c="4"/>FormatAmmount(tGross_string, totalGross);</text:p>
      <text:p text:style-name="P164"/>
      <text:p text:style-name="P165"><text:s text:c="4"/>//write totals to the file</text:p>
      <text:p text:style-name="P166"><text:s text:c="4"/>fprintf(outFile,<text:s/>"\n%32s%-10s%16s%12s\n", "", "Totals", tGross_string, tTax_string);</text:p>
      <text:p text:style-name="P167"/>
      <text:p text:style-name="P168"><text:s text:c="4"/>//close output file</text:p>
      <text:p text:style-name="P169"><text:s text:c="4"/>fclose(outFile);</text:p>
      <text:p text:style-name="P170"/>
      <text:p text:style-name="P171"><text:s text:c="4"/>return 0;</text:p>
      <text:p text:style-name="P172">}</text:p>
      <text:p text:style-name="P173"/>
      <text:p text:style-name="P174">//using locale.h to format float to currency</text:p>
      <text:p text:style-name="P175">void FormatAmmount(char* str, float val)</text:p>
      <text:p text:style-name="P176">{</text:p>
      <text:p text:style-name="P177"><text:s text:c="4"/>setlocale(LC_NUMERIC, "");</text:p>
      <text:p text:style-name="P178"><text:s text:c="4"/>sprintf(str, "$%'.2f", val);</text:p>
      <text:p text:style-name="P179">}</text:p>
      <text:p text:style-name="P180"/>
      <text:p text:style-name="P181"/>
      <text:p text:style-name="P182">float CalculateTax(float p_ytd, float p_gross)</text:p>
      <text:p text:style-name="P183">{</text:p>
      <text:p text:style-name="P184"><text:s text:c="4"/>float taxRate = 0.042;</text:p>
      <text:p text:style-name="P185"><text:s text:c="4"/>float owedTax = 0;</text:p>
      <text:p text:style-name="P186"><text:s text:c="4"/>if (p_ytd &lt; 110100){</text:p>
      <text:p text:style-name="P187"><text:s text:c="8"/>if (p_ytd + p_gross &lt;= 110100){</text:p>
      <text:p text:style-name="P188"><text:s text:c="12"/>//tax = total gross</text:p>
      <text:p text:style-name="P189"><text:s text:c="12"/>owedTax = p_gross * taxRate;</text:p>
      <text:p text:style-name="P190"><text:s text:c="8"/>}</text:p>
      <text:p text:style-name="P191"><text:s text:c="8"/>else{</text:p>
      <text:p text:style-name="P192"><text:s text:c="12"/>//tax = 110100 - ytd</text:p>
      <text:p text:style-name="P193"><text:s text:c="12"/>owedTax = (110100 - p_ytd) * taxRate;</text:p>
      <text:soft-page-break/>
      <text:p text:style-name="P194"><text:s text:c="8"/>}</text:p>
      <text:p text:style-name="P195"><text:s text:c="4"/>}</text:p>
      <text:p text:style-name="P196"><text:s text:c="4"/>//else no tax</text:p>
      <text:p text:style-name="P197"/>
      <text:p text:style-name="P198"><text:s text:c="4"/>return owedTax;</text:p>
      <text:p text:style-name="P199">}</text:p>
      <text:p text:style-name="P200"/>
      <text:p text:style-name="P201">Option “B” Output</text:p>
      <text:p text:style-name="P202"/>
      <text:p text:style-name="P203"/>
      <text:p text:style-name="P204"/>
      <text:p text:style-name="P205"/>
      <text:p text:style-name="P206"><text:s text:c="32"/>Lab 1 Option A</text:p>
      <text:p text:style-name="P207"/>
      <text:p text:style-name="P208"><text:s text:c="30"/>Christiaan Cronje</text:p>
      <text:p text:style-name="P209"/>
      <text:p text:style-name="P210"><text:s text:c="30"/>Due: March 3, 2017</text:p>
      <text:p text:style-name="P211"/>
      <text:p text:style-name="P212"><text:s text:c="25"/>Submitted: February 17, 2017</text:p>
      <text:p text:style-name="P213"/>
      <text:p text:style-name="P214">------------------------------------Page<text:s/>Break---------------------------------</text:p>
      <text:p text:style-name="P215"/>
      <text:p text:style-name="P216"><text:s text:c="21"/><text:s/>SOME COMPANY <text:s text:c="18"/>2/16/2017</text:p>
      <text:p text:style-name="P217"/>
      <text:p text:style-name="P218">Line No. Emp No. <text:s/>Given <text:s text:c="2"/>Surname YTD <text:s text:c="8"/>Gross <text:s text:c="6"/>FICA Tax <text:s text:c="3"/></text:p>
      <text:p text:style-name="P219"/>
      <text:p text:style-name="P220">1 <text:s text:c="11"/>342 <text:s/>Joe <text:s text:c="4"/>Smith <text:s text:c="3"/>$100,000.00 <text:s text:c="4"/>$500.31 <text:s text:c="5"/>$21.01</text:p>
      <text:p text:style-name="P221">2 <text:s text:c="9"/>34256 <text:s/>Sam <text:s text:c="4"/>Hopper <text:s text:c="7"/>$45.66 <text:s text:c="2"/>$7,823.10 <text:s text:c="4"/>$328.57</text:p>
      <text:p text:style-name="P222">3 <text:s text:c="12"/>34 <text:s/>Mary <text:s text:c="3"/>James <text:s text:c="3"/>$125,436.78 <text:s text:c="2"/>$9,782.00 <text:s text:c="6"/>$0.00</text:p>
      <text:p text:style-name="P223">4 <text:s text:c="11"/>785 <text:s/>Tom <text:s text:c="4"/>Jones <text:s text:c="4"/>$69,700.00 <text:s text:c="4"/>$200.26 <text:s text:c="6"/>$8.41</text:p>
      <text:p text:style-name="P224"/>
      <text:p text:style-name="P225"><text:s text:c="32"/>Totals <text:s text:c="9"/>$18,305.67 <text:s text:c="5"/>$35.80</text:p>
      <text:p text:style-name="P226"/>
      <text:p text:style-name="P227"/>
      <text:p text:style-name="P228">Option “A” Discussion</text:p>
      <text:p text:style-name="P229"/>
      <text:p text:style-name="Standard"><text:span text:style-name="T230">In the case of<text:s/></text:span><text:span text:style-name="T231">the FICA rate and the FICA limit changing frequently, or infrequently, the third option would be the best option to go with. Loading a file at runtime containing the information would always ensure that the rates are up to date, no matter how often it chan</text:span><text:span text:style-name="T232">ges. The biggest drawback to this method would be that the user would have to know how to access the file properly. The first solution would require a programmer to modify, recompile, and execute the program every time the rates change. Solution two also r</text:span><text:span text:style-name="T233">equires a recompile, but also needs a dedicated manager to update the code. The easiest and most efficient solution would be option thre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inText" style:display-name="Plain Text" style:family="paragraph" style:parent-style-name="Normal">
      <style:paragraph-properties style:vertical-align="auto"/>
      <style:text-properties style:font-name="Consolas" style:font-name-asian="Calibri" style:font-name-complex="Times New Roman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Times New Roman" style:letter-kerning="false" fo:font-size="10.5pt" style:font-size-asian="10.5pt" style:font-size-complex="10.5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ian Cronje</dc:creator>
    <meta:creation-date>2017-02-14T21:40:00Z</meta:creation-date>
    <dc:date>2017-02-17T02:32:00Z</dc:date>
    <meta:template xlink:href="Normal.dotm" xlink:type="simple"/>
    <meta:editing-cycles>18</meta:editing-cycles>
    <meta:editing-duration>PT2940S</meta:editing-duration>
    <meta:document-statistic meta:page-count="5" meta:paragraph-count="15" meta:word-count="1134" meta:character-count="7585" meta:row-count="53" meta:non-whitespace-character-count="6466"/>
  </office:meta>
</office:document-meta>
</file>